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fr" style:country-asian="FR" style:language-complex="ar" style:country-complex="SA"/>
    </style:style>
    <style:style style:name="P3" style:parent-style-name="Normal" style:family="paragraph">
      <style:paragraph-properties fo:text-align="center"/>
      <style:text-properties style:font-name="Arial" style:font-name-complex="Arial" fo:font-weight="bold" style:font-weight-asian="bold"/>
    </style:style>
    <style:style style:name="T4" style:parent-style-name="DefaultParagraphFont" style:family="text">
      <style:text-properties style:language-asian="fr" style:country-asian="FR" style:language-complex="ar" style:country-complex="SA"/>
    </style:style>
    <style:style style:name="P5" style:parent-style-name="Normal" style:family="paragraph">
      <style:paragraph-properties fo:text-align="center"/>
      <style:text-properties style:font-name="Arial" style:font-name-complex="Arial" fo:font-weight="bold" style:font-weight-asian="bold"/>
    </style:style>
    <style:style style:name="T6" style:parent-style-name="DefaultParagraphFont" style:family="text">
      <style:text-properties style:language-asian="fr" style:country-asian="FR" style:language-complex="ar" style:country-complex="SA"/>
    </style:style>
    <style:style style:name="T7" style:parent-style-name="DefaultParagraphFont" style:family="text">
      <style:text-properties style:language-asian="fr" style:country-asian="FR" style:language-complex="ar" style:country-complex="SA"/>
    </style:style>
    <style:style style:name="T8" style:parent-style-name="DefaultParagraphFont" style:family="text">
      <style:text-properties style:language-asian="fr" style:country-asian="FR" style:language-complex="ar" style:country-complex="SA"/>
    </style:style>
    <style:style style:name="P9" style:parent-style-name="Standard" style:family="paragraph">
      <style:paragraph-properties fo:margin-left="0.4923in">
        <style:tab-stops/>
      </style:paragraph-properties>
    </style:style>
    <style:style style:name="T10" style:parent-style-name="DefaultParagraphFont" style:family="text">
      <style:text-properties style:language-asian="fr" style:country-asian="FR" style:language-complex="ar" style:country-complex="SA"/>
    </style:style>
    <style:style style:name="T11" style:parent-style-name="DefaultParagraphFont" style:family="text">
      <style:text-properties style:language-asian="fr" style:country-asian="FR" style:language-complex="ar" style:country-complex="SA"/>
    </style:style>
    <style:style style:name="T12" style:parent-style-name="DefaultParagraphFont" style:family="text">
      <style:text-properties style:language-asian="fr" style:country-asian="FR" style:language-complex="ar" style:country-complex="SA"/>
    </style:style>
    <style:style style:name="P13" style:parent-style-name="Normal" style:family="paragraph">
      <style:paragraph-properties fo:text-align="center"/>
      <style:text-properties style:font-name="Arial" style:font-name-complex="Arial" fo:font-weight="bold" style:font-weight-asian="bold"/>
    </style:style>
    <style:style style:name="T14" style:parent-style-name="DefaultParagraphFont" style:family="text">
      <style:text-properties style:language-asian="fr" style:country-asian="FR" style:language-complex="ar" style:country-complex="SA"/>
    </style:style>
    <style:style style:name="P15" style:parent-style-name="Normal" style:family="paragraph">
      <style:paragraph-properties fo:text-align="center"/>
      <style:text-properties style:font-name="Arial" style:font-name-complex="Arial" fo:font-weight="bold" style:font-weight-asian="bold"/>
    </style:style>
    <style:style style:name="T16" style:parent-style-name="DefaultParagraphFont" style:family="text">
      <style:text-properties style:language-asian="fr" style:country-asian="FR" style:language-complex="ar" style:country-complex="SA"/>
    </style:style>
    <style:style style:name="T17" style:parent-style-name="DefaultParagraphFont" style:family="text">
      <style:text-properties style:language-asian="fr" style:country-asian="FR" style:language-complex="ar" style:country-complex="SA"/>
    </style:style>
    <style:style style:name="P18" style:parent-style-name="Normal" style:family="paragraph">
      <style:text-properties style:font-name="Arial" style:font-name-complex="Arial" fo:font-weight="bold" style:font-weight-asian="bold"/>
    </style:style>
    <style:style style:family="graphic" style:name="a15">
      <style:graphic-properties fo:wrap-option="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foreground" draw:fill="none" draw:stroke="solid" svg:stroke-width="0.02778in" svg:stroke-color="#000000" draw:marker-end="a6"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foreground" draw:fill="none" draw:stroke="solid" svg:stroke-width="0.02778in" svg:stroke-color="#000000" draw:marker-end="a16"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0">
      <style:graphic-properties style:wrap="run-through" style:run-through="foreground" draw:fill="none" draw:stroke="solid" svg:stroke-width="0.02778in" svg:stroke-color="#000000" draw:marker-start="a8" draw:marker-end="a9"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foreground" draw:fill="none" draw:stroke="solid" svg:stroke-width="0.02778in" svg:stroke-color="#000000" draw:marker-end="a2"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3">
      <style:graphic-properties style:wrap="run-through" style:run-through="foreground" draw:fill="none" draw:stroke="solid" svg:stroke-width="0.02778in" svg:stroke-color="#000000" draw:marker-start="a11" draw:marker-end="a12"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5">
      <style:graphic-properties style:wrap="run-through" style:run-through="foreground" draw:fill="none" draw:stroke="solid" svg:stroke-width="0.02778in" svg:stroke-color="#000000" draw:marker-end="a4" svg:stroke-opacity="100%" style:horizontal-rel="paragraph" style:vertical-rel="paragraph" style:horizontal-pos="from-left" style:vertical-pos="from-top" draw:shadow="visible" draw:shadow-offset-x="0in" draw:shadow-offset-y="0.02187in" draw:shadow-color="#000000" draw:shadow-opacity="38%"/>
    </style:style>
    <style:style style:family="graphic" style:name="a14">
      <style:graphic-properties fo:wrap-option="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ans le cadre de ce projet, nous avons mené des recherches sur le fonctionnement du compilateur ainsi que la plate forme LLVM afin de répondre aux besoins du client qui sont la<text:s/>compilation du langage kawa en code native.</text:p>
      <text:p text:style-name="Standard">Pour cela nous avons proposé une architecture modulaire qui nous permet de découpler les traitement sur le programme source selon des phases d'analyses (analyse lexicale,analyse syntaxique ...) ainsi que de rendre la partie réalisation et maintenance du compilateur plus flexible et facile à faire évoluer dans le futur.\\</text:p>
      <text:p text:style-name="Standard">Les modules se communiquent entre eux via des interfaces de connexion, un module orchestre les appels et l'ordre d’exécution des autres modules<text:s/>afin d'avoir toute la chaîne de compilation.\\</text:p>
      <text:p text:style-name="Standard">Notre architecture est constituée principalement de:</text:p>
      <text:p text:style-name="Standard"/>
      <text:p text:style-name="Standard">3 modules , une structure de données sous forme de collection de classes et un module qui orchestres le reste afin de récupérer à chaque fois les résultats des modules et appelle les autres modules pour terminer la chaîne de compilation</text:p>
      <text:p text:style-name="Standard"/>
      <text:p text:style-name="Standard"><text:s/>\begin{itemize}</text:p>
      <text:p text:style-name="Standard"><text:s/><text:tab/>\item<text:tab/>Module d'analyse syntaxique (parseur)</text:p>
      <text:p text:style-name="Standard"><text:tab/>\item <text:s text:c="2"/>Module d'analyse sémantique</text:p>
      <text:p text:style-name="Standard"><text:tab/>\item <text:s text:c="2"/>Module de génération de code intermédiaire et back-end</text:p>
      <text:p text:style-name="Standard"><text:tab/>\item <text:s text:c="2"/>Module orchestrateur (compilateur)</text:p>
      <text:p text:style-name="Standard"><text:tab/>\item <text:s text:c="2"/>Une structure (collection de classes) qui représente l'arbre en mémoire</text:p>
      <text:p text:style-name="Standard"><text:s/>\end{itemiz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draw:custom-shape svg:x="2.43472in" svg:y="0.11528in" svg:width="2.25694in" svg:height="0.67708in" draw:z-index="251659264" draw:id="id0" draw:style-name="a0" draw:name="Rectangle 2" text:anchor-type="paragraph"><svg:title/><svg:desc/><text:p text:style-name="P3">Compilateur</text:p><draw:enhanced-geometry draw:type="non-primitive" svg:viewBox="0 0 21600 21600" draw:enhanced-path="M 0 0 L 21600 0 21600 21600 0 21600 Z N"/></draw:custom-shape></text:span></text:p>
      <text:p text:style-name="Standard"/>
      <text:p text:style-name="Standard"><text:span text:style-name="T4"><draw:custom-shape svg:x="-0.29843in" svg:y="2.09567in" svg:width="2.26458in" svg:height="0.70833in" draw:z-index="251658240" draw:id="id1" draw:style-name="a1" draw:name="Rectangle 1" text:anchor-type="paragraph"><svg:title/><svg:desc/><text:p text:style-name="P5">Module Syntaxique(Parseur)</text:p><draw:enhanced-geometry draw:type="non-primitive" svg:viewBox="0 0 21600 21600" draw:enhanced-path="M 0 0 L 21600 0 21600 21600 0 21600 Z N"/></draw:custom-shape></text:span></text:p>
      <text:p text:style-name="Standard"><text:span text:style-name="T6"><draw:connector draw:type="line" svg:x1="2.43333in" svg:y1="0.18401in" svg:x2="0.7125in" svg:y2="1.91179in" draw:z-index="251662336" draw:id="id2" draw:style-name="a3" draw:name="Straight Arrow Connector 13" text:anchor-type="paragraph"><svg:title/><svg:desc/></draw:connector></text:span></text:p>
      <text:p text:style-name="Standard"><text:span text:style-name="T7"><draw:connector draw:type="line" svg:x1="4.68924in" svg:y1="0.03886in" svg:x2="5.89827in" svg:y2="1.75969in" draw:z-index="251666432" draw:id="id3" draw:style-name="a5" draw:name="Straight Arrow Connector 15" text:anchor-type="paragraph"><svg:title/><svg:desc/></draw:connector></text:span><text:span text:style-name="T8"><draw:connector draw:type="line" svg:x1="3.47984in" svg:y1="0.03886in" svg:x2="3.47984in" svg:y2="1.75969in" draw:z-index="251664384" draw:id="id4" draw:style-name="a7" draw:name="Straight Arrow Connector 14" text:anchor-type="paragraph"><svg:title/><svg:desc/></draw:connector></text:span></text:p>
      <text:p text:style-name="Standard"/>
      <text:p text:style-name="Standard"/>
      <text:p text:style-name="P9"><text:bookmark-start text:name="_GoBack"/><text:bookmark-end text:name="_GoBack"/><text:span text:style-name="T10"><draw:connector draw:type="line" svg:x1="3.66566in" svg:y1="1.83595in" svg:x2="3.66566in" svg:y2="3.17275in" draw:z-index="251667456" draw:id="id5" draw:style-name="a10" draw:name="Straight Arrow Connector 16" text:anchor-type="paragraph"><svg:title/><svg:desc/></draw:connector></text:span><text:span text:style-name="T11"><draw:connector draw:type="line" svg:x1="5.7004in" svg:y1="1.83595in" svg:x2="4.04971in" svg:y2="3.71928in" draw:z-index="251669504" draw:id="id6" draw:style-name="a13" draw:name="Straight Arrow Connector 17" text:anchor-type="paragraph"><svg:title/><svg:desc/></draw:connector></text:span><text:span text:style-name="T12"><draw:custom-shape svg:x="2.64774in" svg:y="1.17639in" svg:width="1.65972in" svg:height="0.66667in" draw:z-index="3" draw:id="id7" draw:style-name="a14" draw:name="Rectangle 7" text:anchor-type="paragraph"><svg:title/><svg:desc/><text:p text:style-name="P13">Module sémantique</text:p><draw:enhanced-geometry draw:type="non-primitive" svg:viewBox="0 0 21600 21600" draw:enhanced-path="M 0 0 L 21600 0 21600 21600 0 21600 Z N"/></draw:custom-shape></text:span><text:span text:style-name="T14"><draw:custom-shape svg:x="4.97205in" svg:y="1.18472in" svg:width="1.89514in" svg:height="0.66667in" draw:z-index="4" draw:id="id8" draw:style-name="a15" draw:name="Rectangle 8" text:anchor-type="paragraph"><svg:title/><svg:desc/><text:p text:style-name="P15">Module génération IR</text:p><draw:enhanced-geometry draw:type="non-primitive" svg:viewBox="0 0 21600 21600" draw:enhanced-path="M 0 0 L 21600 0 21600 21600 0 21600 Z N"/></draw:custom-shape></text:span><text:span text:style-name="T16"><draw:connector draw:type="line" svg:x1="1.0032in" svg:y1="1.83983in" svg:x2="3.07264in" svg:y2="3.82385in" draw:z-index="251660288" draw:id="id9" draw:style-name="a17" draw:name="Straight Arrow Connector 12" text:anchor-type="paragraph"><svg:title/><svg:desc/></draw:connector></text:span><text:span text:style-name="T17"><draw:custom-shape svg:x="2.78056in" svg:y="3.06389in" svg:width="1.69375in" svg:height="1.125in" draw:z-index="2" draw:id="id10" draw:style-name="a18" draw:name="Freeform 6" text:anchor-type="paragraph"><svg:title/><svg:desc/><text:p text:style-name="P18">KawaTree</text:p><draw:enhanced-geometry draw:type="non-primitive" svg:viewBox="0 0 21600 21600" draw:enhanced-path="M ?f10 ?f8 L ?f9 ?f9 ?f8 ?f9 Z N" draw:text-areas="?f11 ?f25 ?f19 ?f30" draw:glue-points="?f10 ?f24 ?f11 ?f25 ?f26 ?f27 ?f28 ?f27 ?f29 ?f27 ?f22 ?f25" draw:glue-point-leaving-directions="-0, -0, -0, -0, -0, -0" draw:modifiers="108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draw:equation draw:name="f11" draw:formula="?f10 / 2"/><draw:equation draw:name="f12" draw:formula="18000 * ?f7"/><draw:equation draw:name="f13" draw:formula="10800 * ?f7"/><draw:equation draw:name="f14" draw:formula="0 * ?f7"/><draw:equation draw:name="f15" draw:formula="0 * ?f6"/><draw:equation draw:name="f16" draw:formula="21600 * ?f7"/><draw:equation draw:name="f17" draw:formula="10800 * ?f6"/><draw:equation draw:name="f18" draw:formula="21600 * ?f6"/><draw:equation draw:name="f19" draw:formula="?f11 + 10800"/><draw:equation draw:name="f20" draw:formula="21600 - ?f10"/><draw:equation draw:name="f21" draw:formula="?f20 / 2"/><draw:equation draw:name="f22" draw:formula="21600 - ?f21"/><draw:equation draw:name="f23" draw:formula="$0 / ?f6"/><draw:equation draw:name="f24" draw:formula="?f14 / ?f7"/><draw:equation draw:name="f25" draw:formula="?f13 / ?f7"/><draw:equation draw:name="f26" draw:formula="?f15 / ?f6"/><draw:equation draw:name="f27" draw:formula="?f16 / ?f7"/><draw:equation draw:name="f28" draw:formula="?f17 / ?f6"/><draw:equation draw:name="f29" draw:formula="?f18 / ?f6"/><draw:equation draw:name="f30" draw:formula="?f12 / ?f7"/><draw:handle draw:handle-position="$0 0" draw:handle-range-x-minimum="0" draw:handle-range-x-maximum="21600"/></draw:enhanced-geometry></draw:custom-sh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draw:marker draw:name="a6" svg:viewBox="0 0 20 30" svg:d="m10 0-10 30h20z"/>
    <draw:marker draw:name="a16" svg:viewBox="0 0 20 30" svg:d="m10 0-10 30h20z"/>
    <draw:marker draw:name="a8" svg:viewBox="0 0 20 30" svg:d="m10 0-10 30h20z"/>
    <draw:marker draw:name="a2" svg:viewBox="0 0 20 30" svg:d="m10 0-10 30h20z"/>
    <draw:marker draw:name="a11" svg:viewBox="0 0 20 30" svg:d="m10 0-10 30h20z"/>
    <draw:marker draw:name="a9" svg:viewBox="0 0 20 30" svg:d="m10 0-10 30h20z"/>
    <draw:marker draw:name="a12" svg:viewBox="0 0 20 30" svg:d="m10 0-10 30h20z"/>
    <draw:marker draw:name="a4" svg:viewBox="0 0 20 30" svg:d="m10 0-10 30h20z"/>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heireddine</meta:initial-creator>
    <dc:creator>kheireddine</dc:creator>
    <meta:creation-date>2015-03-30T21:34:00Z</meta:creation-date>
    <dc:date>2015-03-31T14:38:00Z</dc:date>
    <meta:template xlink:href="Normal.dotm" xlink:type="simple"/>
    <meta:editing-cycles>1</meta:editing-cycles>
    <meta:editing-duration>PT1740S</meta:editing-duration>
    <meta:document-statistic meta:page-count="1" meta:paragraph-count="2" meta:word-count="212" meta:character-count="1378" meta:row-count="9" meta:non-whitespace-character-count="1168"/>
  </office:meta>
</office:document-meta>
</file>